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f815" officeooo:paragraph-rsid="0011f815" style:font-weight-asian="bold" style:font-weight-complex="bold"/>
    </style:style>
    <style:style style:name="P2" style:family="paragraph" style:parent-style-name="Standard">
      <style:paragraph-properties fo:text-align="center" style:justify-single-word="false"/>
      <style:text-properties fo:font-weight="normal" officeooo:rsid="0011f815" officeooo:paragraph-rsid="0011f815" style:font-weight-asian="normal" style:font-weight-complex="normal"/>
    </style:style>
    <style:style style:name="P3" style:family="paragraph" style:parent-style-name="Standard">
      <style:paragraph-properties fo:text-align="center" style:justify-single-word="false"/>
      <style:text-properties fo:font-size="14pt" fo:font-weight="bold" officeooo:rsid="0011f815" officeooo:paragraph-rsid="0011f815" style:font-weight-asian="bold" style:font-weight-complex="bold"/>
    </style:style>
    <style:style style:name="P4" style:family="paragraph" style:parent-style-name="Standard">
      <style:paragraph-properties fo:text-align="center" style:justify-single-word="false"/>
      <style:text-properties fo:font-size="10pt" fo:font-weight="normal" officeooo:rsid="0011f815" officeooo:paragraph-rsid="0011f815" style:font-weight-asian="normal" style:font-weight-complex="normal"/>
    </style:style>
    <style:style style:name="P5" style:family="paragraph" style:parent-style-name="Standard">
      <style:paragraph-properties fo:text-align="start" style:justify-single-word="false"/>
      <style:text-properties fo:font-size="10pt" fo:font-weight="normal" officeooo:rsid="001966ae" officeooo:paragraph-rsid="001966ae" style:font-weight-asian="normal" style:font-weight-complex="normal"/>
    </style:style>
    <style:style style:name="P6" style:family="paragraph" style:parent-style-name="Standard">
      <style:paragraph-properties fo:text-align="justify" style:justify-single-word="false"/>
      <style:text-properties fo:font-size="10pt" fo:font-weight="normal" officeooo:rsid="001966ae" officeooo:paragraph-rsid="001966ae" style:font-weight-asian="normal" style:font-weight-complex="normal"/>
    </style:style>
    <style:style style:name="P7" style:family="paragraph" style:parent-style-name="Standard">
      <style:paragraph-properties fo:text-align="justify" style:justify-single-word="false"/>
      <style:text-properties fo:font-size="10pt" fo:font-weight="bold" officeooo:rsid="0011f815" officeooo:paragraph-rsid="0014ddd1" style:font-weight-asian="bold" style:font-weight-complex="bold"/>
    </style:style>
    <style:style style:name="P8" style:family="paragraph" style:parent-style-name="Standard">
      <style:paragraph-properties fo:text-align="justify" style:justify-single-word="false"/>
      <style:text-properties fo:font-size="10pt" fo:font-weight="bold" officeooo:rsid="0011f815" officeooo:paragraph-rsid="001ec6c0" style:font-weight-asian="bold" style:font-weight-complex="bold"/>
    </style:style>
    <style:style style:name="P9" style:family="paragraph" style:parent-style-name="Standard">
      <style:paragraph-properties fo:text-align="justify" style:justify-single-word="false"/>
      <style:text-properties fo:font-size="10pt" fo:font-weight="bold" officeooo:rsid="0015c738" officeooo:paragraph-rsid="0015c738" style:font-weight-asian="bold" style:font-weight-complex="bold"/>
    </style:style>
    <style:style style:name="P10" style:family="paragraph" style:parent-style-name="Standard">
      <style:paragraph-properties fo:text-align="justify" style:justify-single-word="false"/>
      <style:text-properties fo:font-size="10pt" fo:font-weight="bold" officeooo:rsid="001c9145" officeooo:paragraph-rsid="001c9145" style:font-weight-asian="bold" style:font-weight-complex="bold"/>
    </style:style>
    <style:style style:name="P11" style:family="paragraph" style:parent-style-name="Standard">
      <style:paragraph-properties fo:text-align="justify" style:justify-single-word="false"/>
      <style:text-properties fo:font-size="10pt" fo:font-style="normal" fo:font-weight="bold" officeooo:rsid="0015c738" officeooo:paragraph-rsid="0015c738"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ize="10pt" fo:font-style="normal" fo:font-weight="bold" officeooo:rsid="001966ae" officeooo:paragraph-rsid="001966ae"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font-size="10pt" fo:font-style="normal" fo:font-weight="bold" officeooo:rsid="001c9145" officeooo:paragraph-rsid="001c9145"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ize="10pt" fo:font-style="normal" fo:font-weight="bold" officeooo:rsid="0020e7b3" officeooo:paragraph-rsid="0020e7b3"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ize="10pt" fo:font-style="normal" fo:font-weight="normal" officeooo:rsid="001966ae" officeooo:paragraph-rsid="001966a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ize="10pt" fo:font-style="normal" fo:font-weight="normal" officeooo:rsid="001da880" officeooo:paragraph-rsid="001da880"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ize="10pt" fo:font-style="normal" fo:font-weight="normal" officeooo:rsid="00210224" officeooo:paragraph-rsid="00210224"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fo:font-size="12pt" fo:font-weight="bold" officeooo:rsid="0015c738" officeooo:paragraph-rsid="0015c738" style:font-weight-asian="bold" style:font-weight-complex="bold"/>
    </style:style>
    <style:style style:name="P19" style:family="paragraph" style:parent-style-name="Standard">
      <style:paragraph-properties fo:text-align="center" style:justify-single-word="false"/>
      <style:text-properties fo:font-size="12pt" fo:font-style="normal" fo:font-weight="bold" officeooo:rsid="0021c806" officeooo:paragraph-rsid="0021c806" style:font-size-asian="12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fo:font-size="12pt" fo:font-style="normal" fo:font-weight="normal" officeooo:rsid="0021c806" officeooo:paragraph-rsid="0021c806"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0pt" fo:font-style="normal" fo:font-weight="normal" officeooo:rsid="0014ddd1" officeooo:paragraph-rsid="001ec6c0"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ize="10pt" fo:font-style="normal" fo:font-weight="normal" officeooo:rsid="001f50b8" officeooo:paragraph-rsid="001f50b8"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weight="bold" officeooo:rsid="0011f815" officeooo:paragraph-rsid="0011f81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21adb" style:font-weight-asian="normal" style:font-weight-complex="normal"/>
    </style:style>
    <style:style style:name="T3" style:family="text">
      <style:text-properties fo:font-weight="normal" officeooo:rsid="0013a637" style:font-weight-asian="normal" style:font-weight-complex="normal"/>
    </style:style>
    <style:style style:name="T4" style:family="text">
      <style:text-properties fo:font-weight="normal" officeooo:rsid="001ec6c0" style:font-weight-asian="normal" style:font-weight-complex="normal"/>
    </style:style>
    <style:style style:name="T5" style:family="text">
      <style:text-properties fo:font-style="italic" fo:font-weight="normal" officeooo:rsid="0013a637"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4abfd" style:font-style-asian="normal" style:font-style-complex="normal"/>
    </style:style>
    <style:style style:name="T8" style:family="text">
      <style:text-properties fo:font-style="normal" officeooo:rsid="0013a637"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3a637" style:font-style-asian="normal" style:font-weight-asian="normal" style:font-style-complex="normal" style:font-weight-complex="normal"/>
    </style:style>
    <style:style style:name="T11" style:family="text">
      <style:text-properties fo:font-style="normal" fo:font-weight="normal" officeooo:rsid="0014abfd" style:font-style-asian="normal" style:font-weight-asian="normal" style:font-style-complex="normal" style:font-weight-complex="normal"/>
    </style:style>
    <style:style style:name="T12" style:family="text">
      <style:text-properties fo:font-style="normal" fo:font-weight="normal" officeooo:rsid="0014ddd1" style:font-style-asian="normal" style:font-weight-asian="normal" style:font-style-complex="normal" style:font-weight-complex="normal"/>
    </style:style>
    <style:style style:name="T13" style:family="text">
      <style:text-properties officeooo:rsid="001f6d42"/>
    </style:style>
    <style:style style:name="T14" style:family="text">
      <style:text-properties officeooo:rsid="001f7b17"/>
    </style:style>
    <style:style style:name="T15" style:family="text">
      <style:text-properties officeooo:rsid="00222485"/>
    </style:style>
    <style:style style:name="T16" style:family="text">
      <style:text-properties officeooo:rsid="00240db3"/>
    </style:style>
    <style:style style:name="T17" style:family="text">
      <style:text-properties officeooo:rsid="0024d3d5"/>
    </style:style>
    <style:style style:name="T18" style:family="text">
      <style:text-properties officeooo:rsid="0025ac7f"/>
    </style:style>
    <style:style style:name="T19" style:family="text">
      <style:text-properties officeooo:rsid="002600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9">On contrast bias and featural consistency in acoustic</text:span> distance measures</text:p>
      <text:p text:style-name="P1"/>
      <text:p text:style-name="P2">Charles H. Redmon</text:p>
      <text:p text:style-name="P2"/>
      <text:p text:style-name="P4">Department of Language and Linguistics, University of Essex</text:p>
      <text:p text:style-name="P2"/>
      <text:p text:style-name="P1"><text:span text:style-name="T1"/></text:p>
      <text:p text:style-name="P8"><text:span text:style-name="T1">While much of the research in acoustic phonetics has focused on </text:span><text:span text:style-name="T2">the study of discrete parameters with a clear articulatory or auditory link to phonological features such as voicing, sibilance, or nasalisation, the use of a more theoretically agnostic parameterisation, such as </text:span><text:span text:style-name="T4">via </text:span><text:span text:style-name="T2">Mel-frequency cepstral coefficients (MFCCs). has a similarly critical role in </text:span><text:span text:style-name="T4">some </text:span><text:span text:style-name="T2">areas </text:span><text:span text:style-name="T4">of speech analysis, such as in automatic</text:span><text:span text:style-name="T2"> speech recognition. </text:span><text:span text:style-name="T3">This latter use has largely been motivated by practical concerns with an eye toward prediction; however, more recently researchers have begun to use MFCCs in an inferential way as an approximate measure of </text:span><text:span text:style-name="T5">phonetic distance</text:span><text:span text:style-name="T10">. For instance, </text:span><text:span text:style-name="T8">[example]</text:span><text:span text:style-name="T10">. </text:span></text:p>
      <text:p text:style-name="P8"><text:span text:style-name="T10"/></text:p>
      <text:p text:style-name="P21">And while such work is often consistent in its application of the algorithm by maintaining certain defaults established in the ASR field, we also ask what the appropriate choices of different hyperparameters are in applying these models. </text:p>
      <text:p text:style-name="P7"><text:span text:style-name="T12"/></text:p>
      <text:p text:style-name="P7"><text:span text:style-name="T12">Ultimately</text:span><text:span text:style-name="T10">, little work has gone into assessing the extent to which MFCCs are a valid decomposition of the signal for the purposes of phonetic contrast measurement. In this paper we test this approach on a wide range of stimuli, both controlled syllables and real words, and assess whether MFCCs are biased toward capturing any particular distinctions. </text:span><text:span text:style-name="T11">For this study we have restricted the analysis to English, though there is a valid wider concern about the degree to which such measures will scale cross-linguistically as well; we leave that for future research.</text:span></text:p>
      <text:p text:style-name="P7"><text:span text:style-name="T11"/></text:p>
      <text:p text:style-name="P9"><text:span text:style-name="T7">1.</text:span><text:span text:style-name="T6">1. <text:s/>Mel-frequency cepstral coefficients</text:span></text:p>
      <text:p text:style-name="P9"><text:span text:style-name="T6"/></text:p>
      <text:p text:style-name="P22">MFCCs were first proposed in [ref] as a quantization of the spectral domain... </text:p>
      <text:p text:style-name="P9"><text:span text:style-name="T6"/></text:p>
      <text:p text:style-name="P11">1.2. <text:s/>Dynamic time warping</text:p>
      <text:p text:style-name="P9"><text:span text:style-name="T6"/></text:p>
      <text:p text:style-name="P11">1.3. <text:s/>Acoustic-phonetic distance</text:p>
      <text:p text:style-name="P9"><text:span text:style-name="T6"/></text:p>
      <text:p text:style-name="P11">1.4. <text:s/>Present study</text:p>
      <text:p text:style-name="P7"><text:span text:style-name="T11"/></text:p>
      <text:p text:style-name="P7"><text:span text:style-name="T11"/></text:p>
      <text:p text:style-name="P18"><text:span text:style-name="T7">2. <text:s/></text:span><text:span text:style-name="T6">Methods</text:span></text:p>
      <text:p text:style-name="P18"><text:span text:style-name="T6"/></text:p>
      <text:p text:style-name="P12">2.1. <text:s/>Data</text:p>
      <text:p text:style-name="P5"><text:span text:style-name="T6"/></text:p>
      <text:p text:style-name="P15"><text:span text:style-name="T13">Three</text:span> datasets are used in the present study to examine the MFCC signal decomposition and how it relates to different phonetic and phonological features. <text:span text:style-name="T13">The first is a set of model lexicons from the Massive Auditory Lexical Decision project </text:span><text:span text:style-name="T14">(MALD; Tucker et al. 2019)</text:span></text:p>
      <text:p text:style-name="P6"><text:span text:style-name="T6"/></text:p>
      <text:p text:style-name="P6"><text:span text:style-name="T6"/></text:p>
      <text:p text:style-name="P13">2.2. <text:s/>Procedure</text:p>
      <text:p text:style-name="P10"><text:span text:style-name="T9"/></text:p>
      <text:p text:style-name="P16"><text:span text:style-name="T15">The primary algorithm used in most</text:span>t acoustic distance measures <text:span text:style-name="T15">involves (1) the measurement of Mel frequency cepstral coefficients (MFCCs) over a given frame to be evaluated (e.g., a fixed time interval, a sublexical unit such as a diphone or syllable, a word), and (2) the alignment of MFCC-quantized signals relavant for comparison via dynamic time warping (DTW). </text:span><text:span text:style-name="T16">Both the signal-quantisation (1) and alignment (2) phases of this algorithm have a number of parameters that determine their operation, though in practice a standard set is often used (typically uncritically).</text:span></text:p>
      <text:p text:style-name="P16"/>
      <text:p text:style-name="P16"/>
      <text:p text:style-name="P14">2.3. <text:s/>Evaluation</text:p>
      <text:p text:style-name="P14"/>
      <text:p text:style-name="P17">The <text:span text:style-name="T17">distance measurements produced by the MFCC-DTW algorithm</text:span> are analysed in two primary ways. <text:span text:style-name="T17">First, we consider the overall degree of variance in distances computed from different parameter settings (e.g., the number of ceptral coefficients, the step-size of quantisation, the alignment constraints on DTW). This evaluation provides some general guidelines on the use of these methods in speech analysis. Second, we assess the distances computed for different contrasts, and the degree to which a given parameterization of the algorithm captures different featural distinctions in more or less robust ways. For instance, we want to know if for the same phonological distances (minimal pairs) we get similar or different acoustic distances (e.g., are place distinctions among plosives similarly captured to </text:span><text:soft-page-break/><text:span text:style-name="T17">place distinctions among fricatives). </text:span><text:span text:style-name="T18">This second evaluation will help provide guidance on how reliably this approach may be applied to different phonetic questions.</text:span></text:p>
      <text:p text:style-name="P17"/>
      <text:p text:style-name="P17"/>
      <text:p text:style-name="P19">3. <text:s/>Results</text:p>
      <text:p text:style-name="P19"/>
      <text:p text:style-name="P2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2:15:28.528720580</meta:creation-date>
    <dc:date>2024-11-11T11:31:14.275567249</dc:date>
    <meta:editing-duration>PT53M29S</meta:editing-duration>
    <meta:editing-cycles>23</meta:editing-cycles>
    <meta:generator>LibreOffice/24.2.7.2$Linux_X86_64 LibreOffice_project/420$Build-2</meta:generator>
    <meta:document-statistic meta:table-count="0" meta:image-count="0" meta:object-count="0" meta:page-count="2" meta:paragraph-count="19" meta:word-count="562" meta:character-count="3707" meta:non-whitespace-character-count="3152"/>
  </office:meta>
</office:document-meta>
</file>